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ce52" officeooo:paragraph-rsid="001dce52"/>
    </style:style>
    <style:style style:name="P2" style:family="paragraph" style:parent-style-name="Standard">
      <style:text-properties fo:language="ru" fo:country="RU" officeooo:rsid="001faa22" officeooo:paragraph-rsid="001faa22"/>
    </style:style>
    <style:style style:name="P3" style:family="paragraph" style:parent-style-name="Standard">
      <style:text-properties fo:language="ru" fo:country="RU" officeooo:rsid="001faa22" officeooo:paragraph-rsid="0031d794"/>
    </style:style>
    <style:style style:name="P4" style:family="paragraph" style:parent-style-name="Standard">
      <style:text-properties fo:language="ru" fo:country="RU" officeooo:rsid="00220143" officeooo:paragraph-rsid="0023dde9"/>
    </style:style>
    <style:style style:name="P5" style:family="paragraph" style:parent-style-name="Standard">
      <style:text-properties fo:language="ru" fo:country="RU" officeooo:rsid="0023dde9" officeooo:paragraph-rsid="0023dde9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2bc89d" officeooo:paragraph-rsid="002bc89d"/>
    </style:style>
    <style:style style:name="P7" style:family="paragraph" style:parent-style-name="Standard">
      <style:text-properties fo:language="ru" fo:country="RU" officeooo:rsid="002d6d68" officeooo:paragraph-rsid="002d6d68"/>
    </style:style>
    <style:style style:name="P8" style:family="paragraph" style:parent-style-name="Standard">
      <style:text-properties fo:language="en" fo:country="US" officeooo:rsid="001d0937" officeooo:paragraph-rsid="001d0937"/>
    </style:style>
    <style:style style:name="P9" style:family="paragraph" style:parent-style-name="Standard">
      <style:text-properties fo:language="en" fo:country="US" officeooo:rsid="001d0937" officeooo:paragraph-rsid="0031fa14"/>
    </style:style>
    <style:style style:name="P10" style:family="paragraph" style:parent-style-name="Standard">
      <style:text-properties fo:language="en" fo:country="US" officeooo:rsid="0028b040" officeooo:paragraph-rsid="0028b040"/>
    </style:style>
    <style:style style:name="P11" style:family="paragraph" style:parent-style-name="Standard">
      <style:text-properties fo:language="en" fo:country="US" officeooo:rsid="002b8778" officeooo:paragraph-rsid="002b8778"/>
    </style:style>
    <style:style style:name="P12" style:family="paragraph" style:parent-style-name="КОД_20_С_2b__2b_">
      <style:paragraph-properties fo:text-align="start" style:justify-single-word="false"/>
    </style:style>
    <style:style style:name="P13" style:family="paragraph" style:parent-style-name="КОД_20_С_2b__2b_">
      <style:text-properties fo:language="en" fo:country="US" officeooo:rsid="0029a744" officeooo:paragraph-rsid="0029a744"/>
    </style:style>
    <style:style style:name="P14" style:family="paragraph" style:parent-style-name="КОД_20_С_2b__2b_">
      <style:text-properties officeooo:paragraph-rsid="0029a744"/>
    </style:style>
    <style:style style:name="P15" style:family="paragraph" style:parent-style-name="КОД_20_С_2b__2b_">
      <style:text-properties officeooo:paragraph-rsid="0034291d"/>
    </style:style>
    <style:style style:name="P16" style:family="paragraph" style:parent-style-name="КОД_20_С_2b__2b_">
      <style:text-properties officeooo:paragraph-rsid="00360b0c"/>
    </style:style>
    <style:style style:name="P17" style:family="paragraph" style:parent-style-name="Standard">
      <style:paragraph-properties fo:margin-left="0.002cm" fo:margin-right="0.002cm" fo:text-indent="0cm" style:auto-text-indent="false"/>
    </style:style>
    <style:style style:name="P18" style:family="paragraph" style:parent-style-name="Text_20_body">
      <style:text-properties fo:language="ru" fo:country="RU" officeooo:rsid="001f32e5" officeooo:paragraph-rsid="001f32e5"/>
    </style:style>
    <style:style style:name="P19" style:family="paragraph" style:parent-style-name="КОД_20_С_2b__2b_">
      <style:text-properties officeooo:paragraph-rsid="00380022"/>
    </style:style>
    <style:style style:name="P20" style:family="paragraph" style:parent-style-name="Heading_20_2">
      <style:paragraph-properties fo:text-align="center" style:justify-single-word="false"/>
      <style:text-properties fo:language="ru" fo:country="RU"/>
    </style:style>
    <style:style style:name="P21" style:family="paragraph" style:parent-style-name="Heading_20_2">
      <style:text-properties fo:language="ru" fo:country="RU" officeooo:paragraph-rsid="001faa22"/>
    </style:style>
    <style:style style:name="P22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56d4"/>
    </style:style>
    <style:style style:name="T3" style:family="text">
      <style:text-properties fo:language="en" fo:country="US" officeooo:rsid="001dce52"/>
    </style:style>
    <style:style style:name="T4" style:family="text">
      <style:text-properties fo:language="en" fo:country="US" officeooo:rsid="001f32e5"/>
    </style:style>
    <style:style style:name="T5" style:family="text">
      <style:text-properties fo:language="en" fo:country="US" officeooo:rsid="001faa22"/>
    </style:style>
    <style:style style:name="T6" style:family="text">
      <style:text-properties fo:language="en" fo:country="US" officeooo:rsid="00213c8c"/>
    </style:style>
    <style:style style:name="T7" style:family="text">
      <style:text-properties fo:language="en" fo:country="US" officeooo:rsid="0029a744"/>
    </style:style>
    <style:style style:name="T8" style:family="text">
      <style:text-properties fo:language="en" fo:country="US" officeooo:rsid="002bc89d"/>
    </style:style>
    <style:style style:name="T9" style:family="text">
      <style:text-properties fo:language="en" fo:country="US" officeooo:rsid="0031d794"/>
    </style:style>
    <style:style style:name="T10" style:family="text">
      <style:text-properties fo:language="en" fo:country="US" officeooo:rsid="00380022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dce52"/>
    </style:style>
    <style:style style:name="T13" style:family="text">
      <style:text-properties fo:language="ru" fo:country="RU" officeooo:rsid="001f32e5"/>
    </style:style>
    <style:style style:name="T14" style:family="text">
      <style:text-properties fo:language="ru" fo:country="RU" officeooo:rsid="002bc89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6d68" style:font-weight-asian="normal" style:font-weight-complex="normal"/>
    </style:style>
    <style:style style:name="T19" style:family="text">
      <style:text-properties officeooo:rsid="001dce52"/>
    </style:style>
    <style:style style:name="T20" style:family="text">
      <style:text-properties officeooo:rsid="001f32e5"/>
    </style:style>
    <style:style style:name="T21" style:family="text">
      <style:text-properties fo:language="uk" fo:country="UA"/>
    </style:style>
    <style:style style:name="T22" style:family="text">
      <style:text-properties fo:language="uk" fo:country="UA" officeooo:rsid="002bc89d"/>
    </style:style>
    <style:style style:name="T23" style:family="text">
      <style:text-properties style:font-name="Times New Roman1" style:font-name-asian="Times New Roman1" style:font-name-complex="Times New Roman1"/>
    </style:style>
    <style:style style:name="T24" style:family="text">
      <style:text-properties style:font-name="Times New Roman1" officeooo:rsid="00213c8c" style:font-name-asian="Times New Roman1" style:font-name-complex="Times New Roman1"/>
    </style:style>
    <style:style style:name="T25" style:family="text">
      <style:text-properties style:font-name="Times New Roman1" officeooo:rsid="001faa22" style:font-name-asian="Times New Roman1" style:font-name-complex="Times New Roman1"/>
    </style:style>
    <style:style style:name="T26" style:family="text">
      <style:text-properties style:font-name="Times New Roman1" officeooo:rsid="0028b040" style:font-name-asian="Times New Roman1" style:font-name-complex="Times New Roman1"/>
    </style:style>
    <style:style style:name="T27" style:family="text">
      <style:text-properties style:font-name="Times New Roman1" officeooo:rsid="002b8778" style:font-name-asian="Times New Roman1" style:font-name-complex="Times New Roman1"/>
    </style:style>
    <style:style style:name="T28" style:family="text">
      <style:text-properties style:font-name="Times New Roman1" officeooo:rsid="0031fa14" style:font-name-asian="Times New Roman1" style:font-name-complex="Times New Roman1"/>
    </style:style>
    <style:style style:name="T29" style:family="text">
      <style:text-properties style:font-name="Times New Roman1" fo:language="en" fo:country="US" style:font-name-asian="Times New Roman1" style:font-name-complex="Times New Roman1"/>
    </style:style>
    <style:style style:name="T30" style:family="text">
      <style:text-properties style:font-name="Times New Roman1" fo:language="ru" fo:country="RU" style:font-name-asian="Times New Roman1" style:font-name-complex="Times New Roman1"/>
    </style:style>
    <style:style style:name="T31" style:family="text">
      <style:text-properties style:font-name="Times New Roman1" fo:language="ru" fo:country="RU" officeooo:rsid="001faa22" style:font-name-asian="Times New Roman1" style:font-name-complex="Times New Roman1"/>
    </style:style>
    <style:style style:name="T32" style:family="text">
      <style:text-properties style:font-name="Times New Roman1" fo:language="ru" fo:country="RU" officeooo:rsid="0031fa14" style:font-name-asian="Times New Roman1" style:font-name-complex="Times New Roman1"/>
    </style:style>
    <style:style style:name="T33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34" style:family="text">
      <style:text-properties officeooo:rsid="00213c8c"/>
    </style:style>
    <style:style style:name="T35" style:family="text">
      <style:text-properties officeooo:rsid="0023dde9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23dde9"/>
    </style:style>
    <style:style style:name="T38" style:family="text">
      <style:text-properties officeooo:rsid="0028745d"/>
    </style:style>
    <style:style style:name="T39" style:family="text">
      <style:text-properties officeooo:rsid="002b8778"/>
    </style:style>
    <style:style style:name="T40" style:family="text">
      <style:text-properties officeooo:rsid="002bc89d"/>
    </style:style>
    <style:style style:name="T41" style:family="text">
      <style:text-properties officeooo:rsid="0031d794"/>
    </style:style>
    <style:style style:name="T42" style:family="text">
      <style:text-properties officeooo:rsid="0034291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Врезка2" text:anchor-type="paragraph" svg:x="10.123cm" svg:y="0.125cm" svg:width="6.893cm" draw:z-index="0"><draw:text-box fo:min-height="2.496cm"><text:p text:style-name="P17"/><text:p text:style-name="P17">В каждой программе есть хотя бы одна ошибка.</text:p></draw:text-box></draw:frame>Лабораторная работа №7 <text:line-break/>(<text:span text:style-name="T10">3</text:span>-й семестр)</text:h>
      <text:h text:style-name="P20" text:outline-level="2">Теоретические сведения</text:h>
      <text:p text:style-name="P1"><text:span text:style-name="T16">Пример. </text:span><text:span text:style-name="T17">Написать программу, в которой пользователю выводится список всех файлов из указанного каталога (рис. </text:span><text:span text:style-name="T18">2</text:span><text:span text:style-name="T17">).</text:span></text:p>
      <text:p text:style-name="P8"/>
      <text:p text:style-name="КОД_20_С_2b__2b_"><text:span text:style-name="comment1_5f_cpp">#include &lt;wx/msgdlg.h&gt;</text:span></text:p>
      <text:p text:style-name="КОД_20_С_2b__2b_"><text:span text:style-name="comment1_5f_cpp">#include &lt;wx/dir.h&gt;</text:span></text:p>
      <text:p text:style-name="КОД_20_С_2b__2b_"><text:span text:style-name="comment1_5f_cpp">#include &lt;wx/filename.h&gt;</text:span></text:p>
      <text:p text:style-name="КОД_20_С_2b__2b_"><text:span text:style-name="keyword3_5f_cpp">void</text:span> tetetetDialog<text:span text:style-name="symbol4_5f_cpp">::</text:span><text:span text:style-name="member1_5f_cpp">OnButton3Click</text:span><text:span text:style-name="symbol0_5f_cpp">(</text:span>wxCommandEvent<text:span text:style-name="symbol3_5f_cpp">&amp;</text:span> event<text:span text:style-name="symbol0_5f_cpp">)</text:span></text:p>
      <text:p text:style-name="P19"><text:span text:style-name="symbol0_5f_cpp">{</text:span></text:p>
      <text:p text:style-name="P19"><text:span text:style-name="symbol0_5f_cpp"><text:s/></text:span><text:s text:c="3"/>wxString path <text:span text:style-name="symbol1_5f_cpp">=</text:span> TextCtrl1<text:span text:style-name="symbol2_5f_cpp">-</text:span><text:span text:style-name="symbol1_5f_cpp">&gt;</text:span>GetValue<text:span text:style-name="symbol0_5f_cpp">()</text:span><text:span text:style-name="symbol4_5f_cpp">;</text:span></text:p>
      <text:p text:style-name="КОД_20_С_2b__2b_"><text:s text:c="4"/>wxDir dir<text:span text:style-name="symbol0_5f_cpp">(</text:span>path<text:span text:style-name="symbol0_5f_cpp">)</text:span><text:span text:style-name="symbol4_5f_cpp">;</text:span></text:p>
      <text:p text:style-name="КОД_20_С_2b__2b_"><text:s text:c="4"/><text:span text:style-name="keyword0_5f_cpp">if</text:span> <text:span text:style-name="symbol0_5f_cpp">(</text:span> <text:span text:style-name="symbol3_5f_cpp">!</text:span>dir.<text:span text:style-name="member0_5f_cpp">IsOpened</text:span><text:span text:style-name="symbol0_5f_cpp">()</text:span> <text:span text:style-name="symbol0_5f_cpp">)</text:span></text:p>
      <text:p text:style-name="КОД_20_С_2b__2b_"><text:s text:c="4"/><text:span text:style-name="symbol0_5f_cpp">{</text:span></text:p>
      <text:p text:style-name="КОД_20_С_2b__2b_"><text:s text:c="8"/>wxMessageBox<text:span text:style-name="symbol0_5f_cpp">(</text:span><text:span text:style-name="string_5f_cpp">"Error"</text:span><text:span text:style-name="symbol0_5f_cpp">)</text:span><text:span text:style-name="symbol4_5f_cpp">;</text:span></text:p>
      <text:p text:style-name="КОД_20_С_2b__2b_"><text:s text:c="8"/><text:span text:style-name="keyword0_5f_cpp">return</text:span><text:span text:style-name="symbol4_5f_cpp">;</text:span></text:p>
      <text:p text:style-name="КОД_20_С_2b__2b_"><text:s text:c="4"/><text:span text:style-name="symbol0_5f_cpp">}</text:span></text:p>
      <text:p text:style-name="КОД_20_С_2b__2b_"><text:s text:c="4"/>Grid1<text:span text:style-name="symbol2_5f_cpp">-</text:span><text:span text:style-name="symbol1_5f_cpp">&gt;</text:span>ClearGrid<text:span text:style-name="symbol0_5f_cpp">()</text:span><text:span text:style-name="symbol4_5f_cpp">;</text:span></text:p>
      <text:p text:style-name="КОД_20_С_2b__2b_"><text:s text:c="4"/><text:span text:style-name="keyword0_5f_cpp">if</text:span> <text:span text:style-name="symbol0_5f_cpp">(</text:span>Grid1<text:span text:style-name="symbol2_5f_cpp">-</text:span><text:span text:style-name="symbol1_5f_cpp">&gt;</text:span>GetNumberRows<text:span text:style-name="symbol0_5f_cpp">())</text:span></text:p>
      <text:p text:style-name="КОД_20_С_2b__2b_"><text:s text:c="7"/>Grid1<text:span text:style-name="symbol2_5f_cpp">-</text:span><text:span text:style-name="symbol1_5f_cpp">&gt;</text:span>DeleteRows<text:span text:style-name="symbol0_5f_cpp">(</text:span><text:span text:style-name="number_5f_cpp">0</text:span>, Grid1<text:span text:style-name="symbol2_5f_cpp">-</text:span><text:span text:style-name="symbol1_5f_cpp">&gt;</text:span>GetNumberRows<text:span text:style-name="symbol0_5f_cpp">())</text:span><text:span text:style-name="symbol4_5f_cpp">;</text:span></text:p>
      <text:p text:style-name="КОД_20_С_2b__2b_"><text:s text:c="4"/>wxString filename, filespec<text:span text:style-name="symbol1_5f_cpp">=</text:span><text:span text:style-name="string_5f_cpp">""</text:span><text:span text:style-name="symbol4_5f_cpp">;</text:span></text:p>
      <text:p text:style-name="КОД_20_С_2b__2b_"><text:s text:c="4"/>wxFileName <text:span text:style-name="keyword3_5f_cpp">file</text:span><text:span text:style-name="symbol4_5f_cpp">;</text:span></text:p>
      <text:p text:style-name="КОД_20_С_2b__2b_"><text:s text:c="4"/>wxULongLong filesize<text:span text:style-name="symbol4_5f_cpp">;</text:span></text:p>
      <text:p text:style-name="КОД_20_С_2b__2b_"><text:s text:c="4"/><text:span text:style-name="keyword3_5f_cpp">bool</text:span> cont <text:span text:style-name="symbol1_5f_cpp">=</text:span> dir.<text:span text:style-name="member0_5f_cpp">GetFirst</text:span><text:span text:style-name="symbol0_5f_cpp">(</text:span><text:span text:style-name="symbol3_5f_cpp">&amp;</text:span>filename, filespec<text:span text:style-name="symbol0_5f_cpp">)</text:span><text:span text:style-name="symbol4_5f_cpp">;</text:span></text:p>
      <text:p text:style-name="КОД_20_С_2b__2b_"><text:s text:c="4"/><text:span text:style-name="keyword3_5f_cpp">int</text:span> i <text:span text:style-name="symbol1_5f_cpp">=</text:span> <text:span text:style-name="number_5f_cpp">0</text:span><text:span text:style-name="symbol4_5f_cpp">;</text:span></text:p>
      <text:p text:style-name="КОД_20_С_2b__2b_"><text:s text:c="4"/><text:span text:style-name="keyword0_5f_cpp">while</text:span> <text:span text:style-name="symbol0_5f_cpp">(</text:span> cont <text:span text:style-name="symbol0_5f_cpp">)</text:span></text:p>
      <text:p text:style-name="КОД_20_С_2b__2b_"><text:s text:c="4"/><text:span text:style-name="symbol0_5f_cpp">{</text:span></text:p>
      <text:p text:style-name="КОД_20_С_2b__2b_"><text:s text:c="8"/>cont <text:span text:style-name="symbol1_5f_cpp">=</text:span> dir.<text:span text:style-name="member0_5f_cpp">GetNext</text:span><text:span text:style-name="symbol0_5f_cpp">(</text:span><text:span text:style-name="symbol3_5f_cpp">&amp;</text:span>filename<text:span text:style-name="symbol0_5f_cpp">)</text:span><text:span text:style-name="symbol4_5f_cpp">;</text:span></text:p>
      <text:p text:style-name="КОД_20_С_2b__2b_"><text:s text:c="8"/>Grid1<text:span text:style-name="symbol2_5f_cpp">-</text:span><text:span text:style-name="symbol1_5f_cpp">&gt;</text:span>InsertRows<text:span text:style-name="symbol0_5f_cpp">()</text:span><text:span text:style-name="symbol4_5f_cpp">;</text:span></text:p>
      <text:p text:style-name="КОД_20_С_2b__2b_"><text:s text:c="8"/>Grid1<text:span text:style-name="symbol2_5f_cpp">-</text:span><text:span text:style-name="symbol1_5f_cpp">&gt;</text:span>SetCellValue<text:span text:style-name="symbol0_5f_cpp">(</text:span><text:span text:style-name="number_5f_cpp">0</text:span>,<text:span text:style-name="number_5f_cpp">0</text:span>, filename<text:span text:style-name="symbol0_5f_cpp">)</text:span><text:span text:style-name="symbol4_5f_cpp">;</text:span></text:p>
      <text:p text:style-name="КОД_20_С_2b__2b_"><text:s text:c="8"/><text:span text:style-name="keyword0_5f_cpp">if</text:span> <text:span text:style-name="symbol0_5f_cpp">(</text:span><text:span text:style-name="symbol3_5f_cpp">!</text:span>wxDirExists<text:span text:style-name="symbol0_5f_cpp">(</text:span>path<text:span text:style-name="symbol2_5f_cpp">+</text:span>filename<text:span text:style-name="symbol0_5f_cpp">))</text:span></text:p>
      <text:p text:style-name="КОД_20_С_2b__2b_"><text:s text:c="8"/><text:span text:style-name="symbol0_5f_cpp">{</text:span></text:p>
      <text:p text:style-name="КОД_20_С_2b__2b_"><text:s text:c="12"/><text:span text:style-name="keyword3_5f_cpp">file</text:span>.<text:span text:style-name="member0_5f_cpp">Assign</text:span><text:span text:style-name="symbol0_5f_cpp">(</text:span>path<text:span text:style-name="symbol2_5f_cpp">+</text:span>filename<text:span text:style-name="symbol0_5f_cpp">)</text:span><text:span text:style-name="symbol4_5f_cpp">;</text:span></text:p>
      <text:p text:style-name="КОД_20_С_2b__2b_"><text:s text:c="12"/>filesize <text:span text:style-name="symbol1_5f_cpp">=</text:span> <text:span text:style-name="keyword3_5f_cpp">file</text:span>.<text:span text:style-name="member0_5f_cpp">GetSize</text:span><text:span text:style-name="symbol0_5f_cpp">()</text:span><text:span text:style-name="symbol4_5f_cpp">;</text:span></text:p>
      <text:p text:style-name="КОД_20_С_2b__2b_"><text:s text:c="8"/><text:span text:style-name="symbol0_5f_cpp">}</text:span></text:p>
      <text:p text:style-name="КОД_20_С_2b__2b_"><text:s text:c="8"/><text:span text:style-name="keyword0_5f_cpp">else</text:span></text:p>
      <text:p text:style-name="КОД_20_С_2b__2b_"><text:s text:c="12"/>filesize <text:span text:style-name="symbol1_5f_cpp">=</text:span> <text:span text:style-name="number_5f_cpp">0</text:span><text:span text:style-name="symbol4_5f_cpp">;</text:span></text:p>
      <text:p text:style-name="КОД_20_С_2b__2b_"><text:s text:c="8"/>Grid1<text:span text:style-name="symbol2_5f_cpp">-</text:span><text:span text:style-name="symbol1_5f_cpp">&gt;</text:span>SetCellValue<text:span text:style-name="symbol0_5f_cpp">(</text:span><text:span text:style-name="number_5f_cpp">0</text:span>,<text:span text:style-name="number_5f_cpp">1</text:span>, filesize.<text:span text:style-name="member0_5f_cpp">ToString</text:span><text:span text:style-name="symbol0_5f_cpp">())</text:span><text:span text:style-name="symbol4_5f_cpp">;</text:span></text:p>
      <text:p text:style-name="КОД_20_С_2b__2b_"><text:s text:c="8"/><text:span text:style-name="keyword0_5f_cpp">if</text:span> <text:span text:style-name="symbol0_5f_cpp">(</text:span>i<text:span text:style-name="symbol2_5f_cpp">%</text:span><text:span text:style-name="number_5f_cpp">2</text:span> <text:span text:style-name="symbol1_5f_cpp">==</text:span> <text:span text:style-name="number_5f_cpp">0</text:span><text:span text:style-name="symbol0_5f_cpp">)</text:span></text:p>
      <text:p text:style-name="КОД_20_С_2b__2b_"><text:s text:c="8"/><text:span text:style-name="symbol0_5f_cpp">{</text:span></text:p>
      <text:p text:style-name="КОД_20_С_2b__2b_"><text:s text:c="12"/>Grid1<text:span text:style-name="symbol2_5f_cpp">-</text:span><text:span text:style-name="symbol1_5f_cpp">&gt;</text:span>SetCellBackgroundColour<text:span text:style-name="symbol0_5f_cpp">(</text:span><text:span text:style-name="number_5f_cpp">0</text:span>, <text:span text:style-name="number_5f_cpp">0</text:span>, <text:span text:style-name="symbol2_5f_cpp">*</text:span>wxLIGHT_GREY<text:span text:style-name="symbol0_5f_cpp">)</text:span><text:span text:style-name="symbol4_5f_cpp">;</text:span></text:p>
      <text:p text:style-name="КОД_20_С_2b__2b_"><text:s text:c="12"/>Grid1<text:span text:style-name="symbol2_5f_cpp">-</text:span><text:span text:style-name="symbol1_5f_cpp">&gt;</text:span>SetCellBackgroundColour<text:span text:style-name="symbol0_5f_cpp">(</text:span><text:span text:style-name="number_5f_cpp">0</text:span>, <text:span text:style-name="number_5f_cpp">1</text:span>, <text:span text:style-name="symbol2_5f_cpp">*</text:span>wxLIGHT_GREY<text:span text:style-name="symbol0_5f_cpp">)</text:span><text:span text:style-name="symbol4_5f_cpp">;</text:span></text:p>
      <text:p text:style-name="КОД_20_С_2b__2b_"><text:s text:c="8"/><text:span text:style-name="symbol0_5f_cpp">}</text:span></text:p>
      <text:p text:style-name="КОД_20_С_2b__2b_"><text:s text:c="8"/>i<text:span text:style-name="symbol2_5f_cpp">++</text:span><text:span text:style-name="symbol4_5f_cpp">;</text:span></text:p>
      <text:p text:style-name="КОД_20_С_2b__2b_"><text:s text:c="4"/><text:span text:style-name="symbol0_5f_cpp">}</text:span></text:p>
      <text:p text:style-name="КОД_20_С_2b__2b_"><text:s text:c="4"/>dir.<text:span text:style-name="member0_5f_cpp">Close</text:span><text:span text:style-name="symbol0_5f_cpp">()</text:span><text:span text:style-name="symbol4_5f_cpp">;</text:span></text:p>
      <text:p text:style-name="КОД_20_С_2b__2b_"><text:span text:style-name="symbol0_5f_cpp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1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199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9T15:15:23.70</meta:creation-date>
    <meta:editing-duration>PT6H12M52S</meta:editing-duration>
    <meta:editing-cycles>45</meta:editing-cycles>
    <meta:generator>LibreOffice/4.3.1.2$Windows_x86 LibreOffice_project/958349dc3b25111dbca392fbc281a05559ef6848</meta:generator>
    <dc:title>template</dc:title>
    <dc:date>2014-10-24T10:41:00.058000000</dc:date>
    <meta:document-statistic meta:table-count="0" meta:image-count="0" meta:object-count="0" meta:page-count="1" meta:paragraph-count="46" meta:word-count="116" meta:character-count="1290" meta:non-whitespace-character-count="976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2-19T15:15:20.990000000"/>
  </office:meta>
</office:document-meta>
</file>